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0.694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0.698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P vs SCAI<text:line-break/>Region Size Sensitivity</text:p>
          </draw:text-box>
        </draw:frame>
        <draw:g>
          <draw:custom-shape draw:style-name="gr1" draw:text-style-name="P1" draw:layer="layout" svg:width="10.709cm" svg:height="6.476cm" svg:x="2.232cm" svg:y="6.4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81cm" svg:height="0.479cm" svg:x="3.416cm" svg:y="8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81cm" svg:height="0.479cm" svg:x="7.096cm" svg:y="9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81cm" svg:height="0.479cm" svg:x="9.491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81cm" svg:height="0.479cm" svg:x="10.045cm" svg:y="11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0.709cm" svg:height="6.476cm" svg:x="15.059cm" svg:y="6.4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81cm" svg:height="0.479cm" svg:x="16.243cm" svg:y="8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5.821cm" svg:height="4.11cm" svg:x="17.355cm" svg:y="7.83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681cm" svg:height="0.479cm" svg:x="22.318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81cm" svg:height="0.479cm" svg:x="22.872cm" svg:y="11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23.533cm" svg:height="1.943cm" svg:x="2.232cm" svg:y="14.7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5.23</text:p>
              </table:table-cell>
              <table:table-cell>
                <text:p text:style-name="P1">SCAI</text:p>
              </table:table-cell>
              <table:table-cell>
                <text:p text:style-name="P1">5.23</text:p>
              </table:table-cell>
            </table:table-row>
            <table:table-row table:style-name="ro1" table:default-cell-style-name="ce1">
              <table:table-cell>
                <text:p text:style-name="P1">1.2</text:p>
              </table:table-cell>
              <table:table-cell>
                <text:p text:style-name="P1">COP</text:p>
              </table:table-cell>
              <table:table-cell>
                <text:p text:style-name="P1">12.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9:27:32.046668118</meta:creation-date>
    <dc:date>2017-02-27T19:33:36.219493798</dc:date>
    <meta:editing-duration>P0D</meta:editing-duration>
    <meta:editing-cycles>1</meta:editing-cycles>
    <meta:document-statistic meta:object-count="37"/>
    <meta:generator>LibreOffice/4.2.3.3$Linux_X86_64 LibreOffice_project/420m0$Build-3</meta:generator>
  </office:meta>
</office:document-meta>
</file>